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6, 1896</text:p>
      <text:p text:style-name="P5">Month<text:tab/><text:tab/><text:tab/><text:tab/><text:tab/><text:tab/>August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. Y. Aug 6. 1896/</text:p>
      <text:p text:style-name="P2">Dear Dr/</text:p>
      <text:p text:style-name="P2"><text:tab/>Enclosure for Husick &amp;/ Levy. <text:s/>I was very sorry to hear of your/ indisposition, happily now over, and/ I trust and pray that you may speedily/ be restored to health &amp;c. <text:s/>You must/ not over exert yourself during this very/ hot weather--Our trip to Cleveland/ was quite satisfactory--we organized a/ branch with some 50 subscribers,/ and they promise faithfully to go on/ with the good work. <text:s/>It is my intention/ to make an inroad on Chicago, Pittsburg[sic!]/ Cincinnati &amp;c this fall--by the way/ you ought to handle Pittsburg[sic!] from/ your city--I am told there is a/</text:p>
      <text:p text:style-name="P2"/>
      <text:p text:style-name="P2">[Page 2]</text:p>
      <text:p text:style-name="P2">good field there--I am going away/ tomorrow for an absence of some/ 3 weeks--I hope everything will/ be in readiness for Seminary/ Schedule &amp;c./ </text:p>
      <text:p text:style-name="P2"><text:tab/>Again wishing you good/ health &amp;c/ Yours sincerely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18:22.35</meta:creation-date>
    <meta:document-statistic meta:table-count="0" meta:image-count="0" meta:object-count="0" meta:page-count="2" meta:paragraph-count="67" meta:word-count="312" meta:character-count="2093"/>
    <dc:date>2012-01-05T14:26:50.39</dc:date>
    <dc:creator>Penn Libraries</dc:creator>
    <meta:editing-duration>PT00H08M28S</meta:editing-duration>
    <meta:editing-cycles>1</meta:editing-cycles>
    <meta:generator>OpenOffice.org/3.2$Win32 OpenOffice.org_project/320m12$Build-9483</meta:generator>
  </office:meta>
</office:document-meta>
</file>